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OS 7 POLLITOS INVERSIONE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ANOCCA PERALTA, PETER JOH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RAMPO VASQUEZ CRISTIAN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9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1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3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1600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16:00:4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